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4000"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color="#ff4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 table:number-columns-spanned="11" table:number-rows-spanned="2">
            <text:p>ORACLE DATABASE <text:s/>( CSD4.2B )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2">
            <text:p>NAMES</text:p>
          </table:table-cell>
          <table:covered-table-cell table:number-columns-repeated="2"/>
          <table:table-cell table:style-name="ce1" office:value-type="string" calcext:value-type="string" table:number-columns-spanned="2" table:number-rows-spanned="2">
            <text:p>ATTENDANCE   <text:span text:style-name="T1">5%</text:span></text:p>
          </table:table-cell>
          <table:covered-table-cell/>
          <table:table-cell table:style-name="ce1" office:value-type="string" calcext:value-type="string" table:number-columns-spanned="2" table:number-rows-spanned="2">
            <text:p>ASSIGNMENT  <text:span text:style-name="T1">15%</text:span></text:p>
          </table:table-cell>
          <table:covered-table-cell/>
          <table:table-cell table:style-name="ce1" office:value-type="string" calcext:value-type="string" table:number-columns-spanned="2" table:number-rows-spanned="2">
            <text:p>PROJECT   <text:span text:style-name="T1">50%</text:span></text:p>
          </table:table-cell>
          <table:covered-table-cell/>
          <table:table-cell table:style-name="ce5" office:value-type="string" calcext:value-type="string" table:number-columns-spanned="1" table:number-rows-spanned="2">
            <text:p>EXAMS <text:span text:style-name="T1">30%</text:span></text:p>
          </table:table-cell>
          <table:table-cell table:style-name="ce5" office:value-type="string" calcext:value-type="string" table:number-columns-spanned="1" table:number-rows-spanned="2">
            <text:p>TOTAL <text:span text:style-name="T1">100%</text:span>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BERT BAZUKU</text:p>
          </table:table-cell>
          <table:covered-table-cell table:number-columns-repeated="2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float" office:value="41" calcext:value-type="float" table:number-columns-spanned="2" table:number-rows-spanned="1">
            <text:p>41</text:p>
          </table:table-cell>
          <table:covered-table-cell/>
          <table:table-cell office:value-type="float" office:value="23" calcext:value-type="float">
            <text:p>23</text:p>
          </table:table-cell>
          <table:table-cell table:formula="of:=SUM([.D5];[.F5];[.H5];[.J5])" office:value-type="float" office:value="78" calcext:value-type="float">
            <text:p>78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JONAS ATINTONO ADOGBONGO</text:p>
          </table:table-cell>
          <table:covered-table-cell table:number-columns-repeated="2"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office:value-type="float" office:value="17" calcext:value-type="float">
            <text:p>17</text:p>
          </table:table-cell>
          <table:table-cell table:formula="of:=SUM([.D6];[.F6];[.H6];[.J6])" office:value-type="float" office:value="54" calcext:value-type="float">
            <text:p>54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ISHAW YIDANA ISSAKA</text:p>
          </table:table-cell>
          <table:covered-table-cell table:number-columns-repeated="2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float" office:value="43" calcext:value-type="float" table:number-columns-spanned="2" table:number-rows-spanned="1">
            <text:p>43</text:p>
          </table:table-cell>
          <table:covered-table-cell/>
          <table:table-cell office:value-type="float" office:value="20" calcext:value-type="float">
            <text:p>20</text:p>
          </table:table-cell>
          <table:table-cell table:formula="of:=SUM([.D7];[.F7];[.H7];[.J7])" office:value-type="float" office:value="79" calcext:value-type="float">
            <text:p>79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2:28:37.179868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0:41:05.310562553</meta:creation-date>
    <dc:date>2021-09-20T12:45:28.806711649</dc:date>
    <meta:editing-duration>PT29M9S</meta:editing-duration>
    <meta:editing-cycles>6</meta:editing-cycles>
    <meta:generator>LibreOffice/6.3.0.4$Linux_X86_64 LibreOffice_project/30$Build-4</meta:generator>
    <meta:document-statistic meta:table-count="1" meta:cell-count="25" meta:object-count="0"/>
  </office:meta>
</office:document-meta>
</file>